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b729e" officeooo:paragraph-rsid="005b729e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5fb16" officeooo:paragraph-rsid="005e77c6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Arial" fo:font-size="14pt" fo:language="fr" fo:country="FR" fo:font-style="normal" style:text-underline-style="none" officeooo:rsid="0055daa4" officeooo:paragraph-rsid="0055daa4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Arial" fo:font-size="12pt" fo:language="fr" fo:country="FR" fo:font-style="normal" style:text-underline-style="none" officeooo:rsid="00155bbe" officeooo:paragraph-rsid="0054d9c3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4d9c3" officeooo:paragraph-rsid="0054d9c3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4d9c3" officeooo:paragraph-rsid="005e6dde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4d9c3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5daa4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daa4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fb16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a19b0" officeooo:paragraph-rsid="005a19b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d7a6f" officeooo:paragraph-rsid="005e6dde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2716a" officeooo:paragraph-rsid="0062716a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38f3f" officeooo:paragraph-rsid="0065d535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b9cf4" officeooo:paragraph-rsid="005b729e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e77c6" officeooo:paragraph-rsid="005e77c6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7b34f" officeooo:paragraph-rsid="0067b34f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9" style:family="paragraph" style:parent-style-name="Standard">
      <style:text-properties style:font-name="Arial" fo:font-size="12pt" fo:language="fr" fo:country="FR" fo:font-style="normal" style:text-underline-style="none" officeooo:rsid="006af726" officeooo:paragraph-rsid="002c9610" style:font-size-asian="10.5pt" style:font-style-asian="normal" style:font-size-complex="12pt" style:font-style-complex="normal"/>
    </style:style>
    <style:style style:name="P30" style:family="paragraph" style:parent-style-name="Standard">
      <style:text-properties style:font-name="Arial" fo:font-size="12pt" fo:language="fr" fo:country="FR" style:text-underline-style="none" officeooo:rsid="0071acd9" officeooo:paragraph-rsid="0071acd9" style:font-size-asian="10.5pt" style:font-size-complex="12pt"/>
    </style:style>
    <style:style style:name="P31" style:family="paragraph" style:parent-style-name="Standard">
      <style:text-properties style:font-name="Arial" fo:font-size="14pt" fo:language="fr" fo:country="FR" style:text-underline-style="none" officeooo:rsid="0071acd9" officeooo:paragraph-rsid="0071acd9" style:font-size-asian="14pt" style:font-size-complex="14pt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b729e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55fb16" style:font-size-asian="10.5pt" style:font-size-complex="12pt"/>
    </style:style>
    <style:style style:name="T5" style:family="text">
      <style:text-properties fo:font-size="12pt" officeooo:rsid="00585186" style:font-size-asian="10.5pt" style:font-size-complex="12pt"/>
    </style:style>
    <style:style style:name="T6" style:family="text">
      <style:text-properties fo:font-size="12pt" officeooo:rsid="005b729e" style:font-size-asian="10.5pt" style:font-size-complex="12pt"/>
    </style:style>
    <style:style style:name="T7" style:family="text">
      <style:text-properties fo:font-size="12pt" officeooo:rsid="005b9cf4" style:font-size-asian="10.5pt" style:font-size-complex="12pt"/>
    </style:style>
    <style:style style:name="T8" style:family="text">
      <style:text-properties fo:font-size="12pt" officeooo:rsid="005efd26" style:font-size-asian="10.5pt" style:font-size-complex="12pt"/>
    </style:style>
    <style:style style:name="T9" style:family="text">
      <style:text-properties officeooo:rsid="00541f6d"/>
    </style:style>
    <style:style style:name="T10" style:family="text">
      <style:text-properties officeooo:rsid="0054d9c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85186" style:font-style-asian="italic" style:font-style-complex="italic"/>
    </style:style>
    <style:style style:name="T13" style:family="text">
      <style:text-properties officeooo:rsid="0065d535"/>
    </style:style>
    <style:style style:name="T14" style:family="text">
      <style:text-properties officeooo:rsid="006b6377"/>
    </style:style>
    <style:style style:name="T15" style:family="text">
      <style:text-properties officeooo:rsid="007152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<text:span text:style-name="T15">3</text:span></text:p>
      <text:p text:style-name="P3"/>
      <text:p text:style-name="P4"/>
      <text:p text:style-name="P31">Synchroniser les fenêtres et changement de saisons</text:p>
      <text:p text:style-name="P31"/>
      <text:p text:style-name="P30">..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20" meta:character-count="123" meta:non-whitespace-character-count="105"/>
  </office:meta>
</office:document-meta>
</file>